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594BC996B82A3D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3.56cm" fo:min-width="3.31cm"/>
    </style:style>
    <style:style style:name="gr2" style:family="graphic" style:parent-style-name="standard">
      <style:graphic-properties svg:stroke-color="#111111" draw:fill-color="#ffff00" draw:textarea-horizontal-align="justify" draw:textarea-vertical-align="middle" draw:auto-grow-height="false" fo:min-height="3.56cm" fo:min-width="3.31cm"/>
    </style:style>
    <style:style style:name="gr3" style:family="graphic" style:parent-style-name="standard">
      <style:graphic-properties svg:stroke-color="#111111" draw:fill-color="#00cc00" draw:textarea-horizontal-align="justify" draw:textarea-vertical-align="middle" draw:auto-grow-height="false" fo:min-height="3.56cm" fo:min-width="3.31cm"/>
    </style:style>
    <style:style style:name="gr4" style:family="graphic" style:parent-style-name="standard">
      <style:graphic-properties svg:stroke-color="#111111" draw:fill-color="#ff6600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svg:stroke-color="#111111" draw:fill-color="#ff0000"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svg:stroke-color="#111111" draw:fill-color="#0000ff" draw:textarea-horizontal-align="justify" draw:textarea-vertical-align="middle" draw:auto-grow-height="false" fo:min-height="3.56cm" fo:min-width="3.31cm"/>
    </style:style>
    <style:style style:name="gr7" style:family="graphic" style:parent-style-name="standard">
      <style:graphic-properties svg:stroke-color="#111111" draw:textarea-horizontal-align="justify" draw:textarea-vertical-align="middle" draw:auto-grow-height="false" fo:min-height="3.56cm" fo:min-width="3.31cm"/>
    </style:style>
    <style:style style:name="gr8" style:family="graphic" style:parent-style-name="standard">
      <style:graphic-properties svg:stroke-color="#111111" draw:fill-color="#ff66cc" draw:textarea-horizontal-align="justify" draw:textarea-vertical-align="middle" draw:auto-grow-height="false" fo:min-height="3.56cm" fo:min-width="3.31cm"/>
    </style:style>
    <style:style style:name="gr9" style:family="graphic" style:parent-style-name="standard">
      <style:graphic-properties svg:stroke-color="#111111" draw:fill-color="#0000cc" draw:textarea-horizontal-align="justify" draw:textarea-vertical-align="middle" draw:auto-grow-height="false" fo:min-height="3.56cm" fo:min-width="3.31cm"/>
    </style:style>
    <style:style style:name="gr10" style:family="graphic" style:parent-style-name="standard">
      <style:graphic-properties svg:stroke-color="#111111" draw:fill="solid" draw:fill-color="#ff66cc" draw:textarea-horizontal-align="justify" draw:textarea-vertical-align="middle" draw:auto-grow-height="false" fo:min-height="3.56cm" fo:min-width="3.31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6.1cm" fo:min-width="9.66cm"/>
    </style:style>
    <style:style style:name="gr12" style:family="graphic" style:parent-style-name="standard">
      <style:graphic-properties draw:fill-color="#00cc00" draw:textarea-horizontal-align="justify" draw:textarea-vertical-align="middle" draw:auto-grow-height="false" fo:min-height="6.1cm" fo:min-width="9.66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6.1cm" fo:min-width="9.66cm"/>
    </style:style>
    <style:style style:name="gr14" style:family="graphic" style:parent-style-name="standard">
      <style:graphic-properties draw:fill-color="#0000cc" draw:textarea-horizontal-align="justify" draw:textarea-vertical-align="middle" draw:auto-grow-height="false" fo:min-height="13.491cm" fo:min-width="13.601cm"/>
    </style:style>
    <style:style style:name="gr15" style:family="graphic" style:parent-style-name="standard">
      <style:graphic-properties draw:fill-color="#ff66cc" draw:textarea-horizontal-align="justify" draw:textarea-vertical-align="middle" draw:auto-grow-height="false" fo:min-height="6.127cm" fo:min-width="5.966cm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-color="#66ff00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-color="#99ff33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draw:fill-color="#ccff00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0.648cm" fo:min-width="0.39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5" style:family="graphic" style:parent-style-name="standard">
      <style:graphic-properties draw:fill-color="#9933ff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loext:graphic-properties draw:fill-color="#ff66cc"/>
      <style:paragraph-properties fo:text-align="center"/>
    </style:style>
    <style:style style:name="P9" style:family="paragraph">
      <loext:graphic-properties draw:fill-color="#0000cc"/>
      <style:paragraph-properties fo:text-align="center"/>
    </style:style>
    <style:style style:name="P10" style:family="paragraph">
      <loext:graphic-properties draw:fill="solid" draw:fill-color="#ff66cc"/>
      <style:paragraph-properties fo:text-align="center"/>
    </style:style>
    <style:style style:name="P11" style:family="paragraph">
      <loext:graphic-properties draw:fill-color="#00cc00"/>
      <style:paragraph-properties fo:margin-left="0cm" fo:margin-right="0.051cm" fo:text-align="center" fo:text-indent="0cm"/>
    </style:style>
    <style:style style:name="P12" style:family="paragraph">
      <loext:graphic-properties draw:fill-color="#66ff00"/>
      <style:paragraph-properties fo:text-align="center"/>
    </style:style>
    <style:style style:name="P13" style:family="paragraph">
      <loext:graphic-properties draw:fill-color="#99ff33"/>
      <style:paragraph-properties fo:text-align="center"/>
    </style:style>
    <style:style style:name="P14" style:family="paragraph">
      <loext:graphic-properties draw:fill-color="#ccff66"/>
      <style:paragraph-properties fo:text-align="center"/>
    </style:style>
    <style:style style:name="P15" style:family="paragraph">
      <loext:graphic-properties draw:fill-color="#ccff00"/>
      <style:paragraph-properties fo:text-align="center"/>
    </style:style>
    <style:style style:name="P16" style:family="paragraph">
      <loext:graphic-properties draw:fill-color="#ffff66"/>
      <style:paragraph-properties fo:text-align="center"/>
    </style:style>
    <style:style style:name="P17" style:family="paragraph">
      <loext:graphic-properties draw:fill-color="#ffff99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9933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3.81cm" svg:x="1.524cm" svg:y="1.524cm">
          <text:p text:style-name="P1">Salida</text:p>
          <text:p text:style-name="P1">Al pasar </text:p>
          <text:p text:style-name="P1">Bebes 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5.334cm" svg:y="1.524cm">
          <text:p text:style-name="P1">Bebe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9.144cm" svg:y="1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12.954cm" svg:y="1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20.574cm" svg:y="1.524cm">
          <text:p text:style-name="P1">Manda 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3.81cm" svg:x="24.384cm" svg:y="1.524cm">
          <text:p text:style-name="P1">Rule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81cm" svg:x="28.194cm" svg:y="1.524cm">
          <text:p text:style-name="P1">Estació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32.004cm" svg:y="1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35.814cm" svg:y="1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39.624cm" svg:y="1.5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3.81cm" svg:x="1.524cm" svg:y="5.334cm">
          <text:p text:style-name="P1">Tobogan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3.81cm" svg:x="1.524cm" svg:y="9.144cm">
          <text:p text:style-name="P1">Bing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1.524cm" svg:y="12.954cm">
          <text:p text:style-name="P1">Manda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81cm" svg:x="1.524cm" svg:y="16.637cm">
          <text:p text:style-name="P1">Estación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3.81cm" svg:x="1.524cm" svg:y="20.447cm">
          <text:p text:style-name="P1">Rulet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1.524cm" svg:y="24.2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1.524cm" svg:y="28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1.524cm" svg:y="31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81cm" svg:x="1.524cm" svg:y="35.687cm">
          <text:p text:style-name="P1">Todos bebe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5.334cm" svg:y="35.687cm">
          <text:p text:style-name="P1">Bebe 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3.81cm" svg:x="9.144cm" svg:y="35.687cm">
          <text:p text:style-name="P1">Escaler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12.954cm" svg:y="35.6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16.764cm" svg:y="35.6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3.81cm" svg:x="20.574cm" svg:y="35.687cm">
          <text:p text:style-name="P1">Bing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24.384cm" svg:y="35.6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81cm" svg:x="28.194cm" svg:y="35.687cm">
          <text:p text:style-name="P1">Estació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32.004cm" svg:y="35.687cm">
          <text:p text:style-name="P1">Manda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35.814cm" svg:y="35.6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39.624cm" svg:y="35.6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3.81cm" svg:x="43.434cm" svg:y="35.687cm">
          <text:p text:style-name="P1">Rulet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47.244cm" svg:y="35.6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51.054cm" svg:y="35.687cm">
          <text:p text:style-name="P1">Bebe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81cm" svg:x="54.864cm" svg:y="35.687cm">
          <text:p text:style-name="P1">Regl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54.864cm" svg:y="5.3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54.864cm" svg:y="9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54.864cm" svg:y="12.954cm">
          <text:p text:style-name="P1">Manda 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3.81cm" svg:x="54.864cm" svg:y="16.637cm">
          <text:p text:style-name="P1">Ruleta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81cm" svg:height="3.81cm" svg:x="54.864cm" svg:y="20.447cm">
          <text:p text:style-name="P1">Bing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54.864cm" svg:y="24.2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3.81cm" svg:x="54.864cm" svg:y="28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81cm" svg:x="54.864cm" svg:y="31.8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81cm" svg:height="3.81cm" svg:x="43.434cm" svg:y="1.524cm">
          <text:p text:style-name="P1">Bing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47.244cm" svg:y="1.524cm">
          <text:p text:style-name="P1">Bebe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3.81cm" svg:x="51.054cm" svg:y="1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81cm" svg:x="54.864cm" svg:y="1.524cm">
          <text:p text:style-name="P1">Carcel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.16cm" svg:height="6.35cm" draw:transform="rotate (0.785572696322648) translate (5.829cm 13.01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0.16cm" svg:height="6.35cm" draw:transform="rotate (0.785572696322648) translate (42.926cm 30.94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0.16cm" svg:height="6.35cm" draw:transform="skewX (1.154546829415E-016) rotate (-0.785223630472249) translate (10.205cm 23.632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9.939cm" svg:height="19.431cm" svg:x="16.602cm" svg:y="10.795cm">
          <text:p text:style-name="P1">Rule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9.144cm" svg:height="9.017cm" svg:x="40.64cm" svg:y="13.081cm">
          <text:p text:style-name="P1">Bin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27cm" svg:height="1.27cm" svg:x="40.89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27cm" svg:height="1.27cm" svg:x="42.16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27cm" svg:height="1.27cm" svg:x="43.43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27cm" svg:height="1.27cm" svg:x="44.70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1.27cm" svg:height="1.27cm" svg:x="45.97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7.24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27cm" svg:height="1.27cm" svg:x="48.51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.27cm" svg:height="1.27cm" svg:x="49.78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27cm" svg:height="1.27cm" svg:x="51.05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52.3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27cm" svg:height="1.27cm" svg:x="40.89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27cm" svg:height="1.27cm" svg:x="42.16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27cm" svg:height="1.27cm" svg:x="43.4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27cm" svg:height="1.27cm" svg:x="44.7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1.27cm" svg:height="1.27cm" svg:x="45.97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7.24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27cm" svg:height="1.27cm" svg:x="48.51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.27cm" svg:height="1.27cm" svg:x="49.78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27cm" svg:height="1.27cm" svg:x="51.05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52.32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27cm" svg:height="1.27cm" svg:x="40.89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27cm" svg:height="1.27cm" svg:x="42.16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.27cm" svg:height="1.27cm" svg:x="43.43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1.27cm" svg:height="1.27cm" svg:x="44.70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1.27cm" svg:height="1.27cm" svg:x="45.97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7.24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1.27cm" svg:height="1.27cm" svg:x="48.51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1.27cm" svg:height="1.27cm" svg:x="49.78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27cm" svg:height="1.27cm" svg:x="51.05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52.32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Empty" xlink:href="Pictures/100000000000000800000008594BC996B82A3D2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6:07:11.622356598</meta:creation-date>
    <dc:date>2016-04-20T18:41:17.622242830</dc:date>
    <meta:editing-duration>PT7M31S</meta:editing-duration>
    <meta:editing-cycles>2</meta:editing-cycles>
    <meta:generator>LibreOffice/5.1.2.2$Linux_X86_64 LibreOffice_project/10m0$Build-2</meta:generator>
    <meta:document-statistic meta:object-count="81"/>
  </office:meta>
</office:document-meta>
</file>